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l Nile" svg:font-family="'Al Nile'" style:font-pitch="variable"/>
    <style:font-face style:name="American Typewriter" svg:font-family="'American Typewriter'" style:font-family-generic="modern" style:font-pitch="variable"/>
    <style:font-face style:name="Arial Unicode MS" svg:font-family="'Arial Unicode MS'" style:font-family-generic="swiss"/>
    <style:font-face style:name="Arial Unicode MS1" svg:font-family="'Arial Unicode MS'" style:font-family-generic="system" style:font-pitch="variable"/>
    <style:font-face style:name="Google Sans Text" svg:font-family="'Google Sans Text', 'Google Sans',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rem" svg:font-family="rem, 'Google Sans Text', 'Google Sans', sans-serif"/>
  </office:font-face-decls>
  <office:automatic-styles>
    <style:style style:name="P1" style:family="paragraph" style:parent-style-name="Heading_20_3">
      <style:text-properties style:font-name="American Typewriter" officeooo:rsid="000682c2" officeooo:paragraph-rsid="000682c2"/>
    </style:style>
    <style:style style:name="P2" style:family="paragraph" style:parent-style-name="Standard">
      <style:text-properties style:font-name="American Typewriter" officeooo:rsid="000682c2" officeooo:paragraph-rsid="000682c2"/>
    </style:style>
    <style:style style:name="P3" style:family="paragraph" style:parent-style-name="Text_20_body">
      <style:text-properties style:font-name="American Typewriter" officeooo:rsid="000682c2" officeooo:paragraph-rsid="000682c2"/>
    </style:style>
    <style:style style:name="P4" style:family="paragraph" style:parent-style-name="Standard">
      <style:text-properties style:font-name="American Typewriter" fo:font-weight="normal" officeooo:rsid="000682c2" officeooo:paragraph-rsid="000682c2" style:font-weight-asian="normal" style:font-weight-complex="normal"/>
    </style:style>
    <style:style style:name="P5" style:family="paragraph" style:parent-style-name="Standard">
      <style:text-properties style:font-name="American Typewriter" fo:font-weight="normal" officeooo:rsid="000682c2" officeooo:paragraph-rsid="000682c2" fo:background-color="#ffff00" style:font-weight-asian="normal" style:font-weight-complex="normal"/>
    </style:style>
    <style:style style:name="P6" style:family="paragraph" style:parent-style-name="Text_20_body">
      <style:text-properties style:font-name="American Typewriter" fo:font-weight="normal" officeooo:rsid="000682c2" officeooo:paragraph-rsid="000682c2" fo:background-color="#ffff00" style:font-weight-asian="normal" style:font-weight-complex="normal"/>
    </style:style>
    <style:style style:name="P7" style:family="paragraph" style:parent-style-name="Standard">
      <style:text-properties style:font-name="American Typewriter" fo:font-size="10.5pt" fo:font-style="italic" fo:font-weight="normal" officeooo:rsid="000682c2" officeooo:paragraph-rsid="000682c2" style:font-size-asian="10.5pt" style:font-style-asian="italic" style:font-weight-asian="normal" style:font-size-complex="10.5pt" style:font-style-complex="italic" style:font-weight-complex="normal"/>
    </style:style>
    <style:style style:name="P8" style:family="paragraph" style:parent-style-name="Standard">
      <style:text-properties style:font-name="American Typewriter" fo:font-size="16pt" officeooo:rsid="000682c2" officeooo:paragraph-rsid="000682c2" style:font-size-asian="16pt" style:font-size-complex="16pt"/>
    </style:style>
    <style:style style:name="P9" style:family="paragraph" style:parent-style-name="Standard">
      <style:text-properties style:font-name="Al Nile" fo:font-weight="normal" officeooo:rsid="000682c2" officeooo:paragraph-rsid="000682c2" style:font-weight-asian="normal" style:font-weight-complex="normal"/>
    </style:style>
    <style:style style:name="P10" style:family="paragraph" style:parent-style-name="Standard">
      <style:text-properties style:font-name="Al Nile" fo:font-weight="normal" officeooo:rsid="000682c2" officeooo:paragraph-rsid="000682c2" fo:background-color="#ffff00" style:font-weight-asian="normal" style:font-weight-complex="normal"/>
    </style:style>
    <style:style style:name="P11" style:family="paragraph" style:parent-style-name="Standard">
      <style:text-properties fo:font-variant="normal" fo:text-transform="none" style:font-name="American Typewriter" fo:font-size="10.5pt" fo:letter-spacing="normal" fo:font-style="normal" fo:font-weight="bold" officeooo:rsid="000682c2" officeooo:paragraph-rsid="000682c2" fo:background-color="#ffff00" style:font-size-asian="10.5pt" style:font-weight-asian="normal" style:font-size-complex="10.5pt" style:font-weight-complex="normal"/>
    </style:style>
    <style:style style:name="P12" style:family="paragraph" style:parent-style-name="Standard">
      <style:paragraph-properties fo:line-height="150%"/>
      <style:text-properties fo:font-variant="normal" fo:text-transform="none" style:font-name="American Typewriter" fo:font-size="10.5pt" fo:letter-spacing="normal" fo:font-style="normal" fo:font-weight="normal" style:font-size-asian="10.5pt" style:font-weight-asian="normal" style:font-size-complex="10.5pt" style:font-weight-complex="normal"/>
    </style:style>
    <style:style style:name="P13" style:family="paragraph" style:parent-style-name="Standard">
      <style:paragraph-properties fo:line-height="150%"/>
      <style:text-properties fo:font-variant="normal" fo:text-transform="none" style:font-name="American Typewriter" fo:font-size="10.5pt" fo:letter-spacing="normal" fo:font-weight="normal" style:font-size-asian="10.5pt" style:font-weight-asian="normal" style:font-size-complex="10.5pt" style:font-weight-complex="normal"/>
    </style:style>
    <style:style style:name="P14" style:family="paragraph" style:parent-style-name="Standard">
      <style:paragraph-properties fo:line-height="150%"/>
      <style:text-properties fo:font-variant="normal" fo:text-transform="none" style:font-name="American Typewriter" fo:font-size="10.5pt" fo:letter-spacing="normal" fo:font-weight="normal" officeooo:paragraph-rsid="000bd218" style:font-size-asian="10.5pt" style:font-weight-asian="normal" style:font-size-complex="10.5pt" style:font-weight-complex="normal"/>
    </style:style>
    <style:style style:name="P15" style:family="paragraph" style:parent-style-name="Standard">
      <style:text-properties fo:font-variant="normal" fo:text-transform="none" style:font-name="American Typewriter" fo:font-size="10pt" fo:letter-spacing="normal" fo:font-style="normal" fo:font-weight="bold" officeooo:rsid="000e7fbe" officeooo:paragraph-rsid="000e7fbe" fo:background-color="transparent" style:font-size-asian="10pt" style:font-weight-asian="normal" style:font-size-complex="10pt" style:font-weight-complex="normal"/>
    </style:style>
    <style:style style:name="P16" style:family="paragraph" style:parent-style-name="Standard">
      <style:paragraph-properties fo:line-height="150%"/>
      <style:text-properties fo:font-variant="normal" fo:text-transform="none" style:font-name="American Typewriter" fo:font-size="10pt" fo:letter-spacing="normal" fo:font-style="normal" fo:font-weight="normal" style:font-size-asian="10pt" style:font-size-complex="10pt"/>
    </style:style>
    <style:style style:name="P17" style:family="paragraph" style:parent-style-name="Standard">
      <style:paragraph-properties fo:line-height="150%"/>
      <style:text-properties fo:font-variant="normal" fo:text-transform="none" style:font-name="American Typewriter" fo:font-size="10pt" fo:letter-spacing="normal" style:font-size-asian="10pt" style:font-size-complex="10pt"/>
    </style:style>
    <style:style style:name="P18" style:family="paragraph" style:parent-style-name="Standard">
      <style:text-properties style:font-name="American Typewriter" fo:font-size="10.5pt" fo:font-weight="normal" officeooo:rsid="000682c2" officeooo:paragraph-rsid="000682c2" fo:background-color="#ffff00" style:font-size-asian="10.5pt" style:font-weight-asian="normal" style:font-size-complex="10.5pt" style:font-weight-complex="normal"/>
    </style:style>
    <style:style style:name="P19" style:family="paragraph" style:parent-style-name="Standard">
      <style:text-properties style:font-name="American Typewriter" fo:font-size="10.5pt" fo:font-weight="normal" officeooo:rsid="000e7fbe" officeooo:paragraph-rsid="000e7fbe" fo:background-color="#ffff00" style:font-size-asian="10.5pt" style:font-weight-asian="normal" style:font-size-complex="10.5pt" style:font-weight-complex="normal"/>
    </style:style>
    <style:style style:name="P20" style:family="paragraph" style:parent-style-name="Standard">
      <style:text-properties style:font-name="American Typewriter" fo:font-size="10.5pt" fo:font-weight="normal" officeooo:rsid="0011f6fd" officeooo:paragraph-rsid="0011f6fd" fo:background-color="#ffff00" style:font-size-asian="10.5pt" style:font-weight-asian="normal" style:font-size-complex="10.5pt" style:font-weight-complex="normal"/>
    </style:style>
    <style:style style:name="P21" style:family="paragraph" style:parent-style-name="Standard">
      <style:text-properties style:font-name="American Typewriter" fo:font-size="10.5pt" fo:font-weight="normal" officeooo:rsid="0013d595" officeooo:paragraph-rsid="0013d595" fo:background-color="transparent" style:font-size-asian="10.5pt" style:font-weight-asian="normal" style:font-size-complex="10.5pt" style:font-weight-complex="normal"/>
    </style:style>
    <style:style style:name="P22" style:family="paragraph" style:parent-style-name="Standard">
      <style:text-properties style:font-name="American Typewriter" fo:font-size="10pt" fo:font-weight="normal" officeooo:rsid="000e7fbe" officeooo:paragraph-rsid="000e7fbe" fo:background-color="transparent" style:font-size-asian="10pt" style:font-weight-asian="normal" style:font-size-complex="10pt" style:font-weight-complex="normal"/>
    </style:style>
    <style:style style:name="P23" style:family="paragraph" style:parent-style-name="Standard">
      <style:text-properties style:font-name="American Typewriter" fo:font-size="10pt" fo:font-weight="normal" officeooo:rsid="001044f7" officeooo:paragraph-rsid="001044f7" fo:background-color="transparent" style:font-size-asian="10pt" style:font-weight-asian="normal" style:font-size-complex="10pt" style:font-weight-complex="normal"/>
    </style:style>
    <style:style style:name="P24" style:family="paragraph" style:parent-style-name="Text_20_body" style:list-style-name="L1"/>
    <style:style style:name="P25" style:family="paragraph" style:parent-style-name="Text_20_body" style:list-style-name="L2">
      <style:text-properties style:font-name="American Typewriter"/>
    </style:style>
    <style:style style:name="P26" style:family="paragraph" style:parent-style-name="Text_20_body" style:list-style-name="L5">
      <style:text-properties style:font-name="American Typewriter" fo:font-weight="normal" style:font-weight-asian="normal" style:font-weight-complex="normal"/>
    </style:style>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text-properties style:font-name="American Typewriter" fo:font-size="10.5pt" fo:font-weight="normal" officeooo:rsid="000682c2" officeooo:paragraph-rsid="000682c2" fo:background-color="#ffff00" style:font-size-asian="10.5pt" style:font-weight-asian="normal" style:font-size-complex="10.5pt" style:font-weight-complex="normal"/>
    </style:style>
    <style:style style:name="P31" style:family="paragraph" style:parent-style-name="Text_20_body">
      <style:text-properties style:font-name="American Typewriter" fo:font-size="10.5pt" fo:font-weight="normal" officeooo:rsid="000682c2" officeooo:paragraph-rsid="000682c2" fo:background-color="#ffff00" style:font-size-asian="10.5pt" style:font-weight-asian="normal" style:font-size-complex="10.5pt" style:font-weight-complex="normal"/>
    </style:style>
    <style:style style:name="P32" style:family="paragraph" style:parent-style-name="Text_20_body">
      <style:text-properties style:font-name="American Typewriter" fo:font-size="10.5pt" fo:font-weight="normal" officeooo:rsid="000d4449" officeooo:paragraph-rsid="000d4449" fo:background-color="#ffff00" style:font-size-asian="10.5pt" style:font-weight-asian="normal" style:font-size-complex="10.5pt" style:font-weight-complex="normal"/>
    </style:style>
    <style:style style:name="P33" style:family="paragraph" style:parent-style-name="Text_20_body">
      <style:text-properties style:font-name="American Typewriter" fo:font-size="10.5pt" fo:font-weight="normal" officeooo:rsid="000e7fbe" officeooo:paragraph-rsid="000e7fbe" fo:background-color="#ffff00" style:font-size-asian="10.5pt" style:font-weight-asian="normal" style:font-size-complex="10.5pt" style:font-weight-complex="normal"/>
    </style:style>
    <style:style style:name="P34" style:family="paragraph" style:parent-style-name="Text_20_body">
      <style:text-properties style:font-name="American Typewriter" fo:font-size="10.5pt" fo:font-weight="normal" officeooo:rsid="000682c2" officeooo:paragraph-rsid="000682c2" fo:background-color="transparent" style:font-size-asian="10.5pt" style:font-weight-asian="normal" style:font-size-complex="10.5pt" style:font-weight-complex="normal"/>
    </style:style>
    <style:style style:name="P35" style:family="paragraph" style:parent-style-name="Text_20_body">
      <style:text-properties style:font-name="American Typewriter" fo:font-size="10.5pt" fo:font-weight="normal" officeooo:rsid="000d4449" officeooo:paragraph-rsid="000d4449" fo:background-color="transparent" style:font-size-asian="10.5pt" style:font-weight-asian="normal" style:font-size-complex="10.5pt" style:font-weight-complex="normal"/>
    </style:style>
    <style:style style:name="P36" style:family="paragraph" style:parent-style-name="Text_20_body">
      <style:text-properties style:font-name="American Typewriter" fo:font-size="10.5pt" fo:font-weight="normal" officeooo:rsid="001044f7" officeooo:paragraph-rsid="001044f7" fo:background-color="transparent" style:font-size-asian="10.5pt" style:font-weight-asian="normal" style:font-size-complex="10.5pt" style:font-weight-complex="normal"/>
    </style:style>
    <style:style style:name="P37" style:family="paragraph" style:parent-style-name="Text_20_body">
      <style:text-properties style:font-name="American Typewriter" fo:font-size="10.5pt" style:font-size-asian="10.5pt" style:font-size-complex="10.5pt"/>
    </style:style>
    <style:style style:name="P38" style:family="paragraph" style:parent-style-name="Text_20_body">
      <style:text-properties style:font-name="American Typewriter" fo:font-size="10.5pt" officeooo:rsid="000e7fbe" officeooo:paragraph-rsid="000e7fbe" style:font-size-asian="10.5pt" style:font-size-complex="10.5pt"/>
    </style:style>
    <style:style style:name="P39" style:family="paragraph" style:parent-style-name="Text_20_body">
      <style:text-properties style:font-name="American Typewriter" fo:font-size="10.5pt" officeooo:paragraph-rsid="0011f6fd" style:font-size-asian="10.5pt" style:font-size-complex="10.5pt"/>
    </style:style>
    <style:style style:name="P40" style:family="paragraph" style:parent-style-name="Text_20_body">
      <style:text-properties style:font-name="American Typewriter" fo:font-size="10.5pt" officeooo:rsid="0013bb60" officeooo:paragraph-rsid="0013bb60" style:font-size-asian="10.5pt" style:font-size-complex="10.5pt"/>
    </style:style>
    <style:style style:name="P41" style:family="paragraph" style:parent-style-name="Text_20_body">
      <style:text-properties style:font-name="American Typewriter" fo:font-size="10.5pt" officeooo:paragraph-rsid="0013d595" style:font-size-asian="10.5pt" style:font-size-complex="10.5pt"/>
    </style:style>
    <style:style style:name="P42" style:family="paragraph" style:parent-style-name="Text_20_body">
      <style:text-properties style:font-name="American Typewriter" fo:font-size="10.5pt" officeooo:rsid="000e7fbe" officeooo:paragraph-rsid="000e7fbe" fo:background-color="#ffff00" style:font-size-asian="10.5pt" style:font-size-complex="10.5pt"/>
    </style:style>
    <style:style style:name="P43" style:family="paragraph" style:parent-style-name="Text_20_body">
      <style:text-properties style:font-name="American Typewriter" fo:font-size="10.5pt" officeooo:rsid="0011f6fd" officeooo:paragraph-rsid="0011f6fd" fo:background-color="#ffff00" style:font-size-asian="10.5pt" style:font-size-complex="10.5pt"/>
    </style:style>
    <style:style style:name="P44" style:family="paragraph" style:parent-style-name="Text_20_body">
      <style:text-properties style:font-name="American Typewriter" fo:font-size="10.5pt" officeooo:rsid="0013bb60" officeooo:paragraph-rsid="0013bb60" fo:background-color="#ffff00" style:font-size-asian="10.5pt" style:font-size-complex="10.5pt"/>
    </style:style>
    <style:style style:name="P45" style:family="paragraph" style:parent-style-name="Text_20_body">
      <style:text-properties style:font-name="American Typewriter" fo:font-size="10.5pt" officeooo:paragraph-rsid="0013bb60" fo:background-color="#ffff00" style:font-size-asian="10.5pt" style:font-size-complex="10.5pt"/>
    </style:style>
    <style:style style:name="P46" style:family="paragraph" style:parent-style-name="Text_20_body">
      <style:text-properties style:font-name="American Typewriter" fo:font-size="10.5pt" officeooo:paragraph-rsid="0013d595" fo:background-color="#ffff00" style:font-size-asian="10.5pt" style:font-size-complex="10.5pt"/>
    </style:style>
    <style:style style:name="P47" style:family="paragraph" style:parent-style-name="Text_20_body">
      <style:text-properties style:font-name="American Typewriter" fo:font-size="10.5pt" officeooo:rsid="000e7fbe" officeooo:paragraph-rsid="000e7fbe" fo:background-color="transparent" style:font-size-asian="10.5pt" style:font-size-complex="10.5pt"/>
    </style:style>
    <style:style style:name="P48" style:family="paragraph" style:parent-style-name="Text_20_body">
      <style:text-properties style:font-name="American Typewriter" fo:font-size="10pt" style:font-size-asian="10pt" style:font-size-complex="10pt"/>
    </style:style>
    <style:style style:name="P49" style:family="paragraph" style:parent-style-name="Text_20_body">
      <style:text-properties style:font-name="American Typewriter" fo:font-size="10pt" officeooo:rsid="000e7fbe" officeooo:paragraph-rsid="000e7fbe" style:font-size-asian="10pt" style:font-size-complex="10pt"/>
    </style:style>
    <style:style style:name="P50" style:family="paragraph" style:parent-style-name="Text_20_body">
      <style:text-properties style:font-name="American Typewriter" fo:font-size="10pt" officeooo:paragraph-rsid="000e7fbe" fo:background-color="#ffff00" style:font-size-asian="10pt" style:font-size-complex="10pt"/>
    </style:style>
    <style:style style:name="P51" style:family="paragraph" style:parent-style-name="Text_20_body">
      <style:text-properties style:font-name="American Typewriter" fo:font-size="10pt" fo:background-color="#ffff00" style:font-size-asian="10pt" style:font-size-complex="10pt"/>
    </style:style>
    <style:style style:name="P52" style:family="paragraph" style:parent-style-name="Text_20_body">
      <style:text-properties style:font-name="American Typewriter" fo:font-size="10pt" officeooo:rsid="001044f7" officeooo:paragraph-rsid="001044f7" fo:background-color="#ffff00" style:font-size-asian="10pt" style:font-size-complex="10pt"/>
    </style:style>
    <style:style style:name="P53" style:family="paragraph" style:parent-style-name="Text_20_body">
      <style:text-properties style:font-name="American Typewriter" fo:font-size="10pt" fo:font-weight="normal" officeooo:rsid="001044f7" officeooo:paragraph-rsid="001044f7" fo:background-color="#ffff00" style:font-size-asian="10pt" style:font-weight-asian="normal" style:font-size-complex="10pt" style:font-weight-complex="normal"/>
    </style:style>
    <style:style style:name="P54" style:family="paragraph" style:parent-style-name="Text_20_body">
      <style:text-properties style:font-name="American Typewriter" fo:font-size="10pt" fo:font-weight="normal" officeooo:rsid="000e7fbe" officeooo:paragraph-rsid="000e7fbe" fo:background-color="#ffff00" style:font-size-asian="10pt" style:font-weight-asian="normal" style:font-size-complex="10pt" style:font-weight-complex="normal"/>
    </style:style>
    <style:style style:name="P55" style:family="paragraph" style:parent-style-name="Text_20_body">
      <style:text-properties officeooo:paragraph-rsid="000d4449"/>
    </style:style>
    <style:style style:name="P56" style:family="paragraph" style:parent-style-name="Text_20_body">
      <style:text-properties officeooo:paragraph-rsid="000d4449" fo:background-color="#ffff00"/>
    </style:style>
    <style:style style:name="P57" style:family="paragraph" style:parent-style-name="Text_20_body">
      <style:text-properties officeooo:rsid="000d4449" officeooo:paragraph-rsid="000d4449" fo:background-color="transparent"/>
    </style:style>
    <style:style style:name="P58" style:family="paragraph" style:parent-style-name="Text_20_body">
      <style:text-properties officeooo:paragraph-rsid="000e7fbe"/>
    </style:style>
    <style:style style:name="P59" style:family="paragraph" style:parent-style-name="Text_20_body">
      <style:text-properties officeooo:paragraph-rsid="0011f6fd"/>
    </style:style>
    <style:style style:name="P60" style:family="paragraph" style:parent-style-name="Text_20_body">
      <style:text-properties fo:color="#c9211e" loext:opacity="100%" style:font-name="American Typewriter" fo:font-size="10.5pt" style:font-size-asian="10.5pt" style:font-size-complex="10.5pt"/>
    </style:style>
    <style:style style:name="P61" style:family="paragraph" style:parent-style-name="Text_20_body">
      <style:text-properties fo:color="#c9211e" loext:opacity="100%" style:font-name="American Typewriter" fo:font-size="10.5pt" officeooo:rsid="0013bb60" officeooo:paragraph-rsid="0013bb60" style:font-size-asian="10.5pt" style:font-size-complex="10.5pt"/>
    </style:style>
    <style:style style:name="P62" style:family="paragraph" style:parent-style-name="Text_20_body">
      <style:text-properties fo:color="#c9211e" loext:opacity="100%" style:font-name="American Typewriter" fo:font-size="10.5pt" officeooo:paragraph-rsid="0013d595" style:font-size-asian="10.5pt" style:font-size-complex="10.5pt"/>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11f6fd" fo:background-color="#ffff00" loext:char-shading-value="0"/>
    </style:style>
    <style:style style:name="T4" style:family="text">
      <style:text-properties officeooo:rsid="0013d595" fo:background-color="#ffff00" loext:char-shading-value="0"/>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font-name="American Typewriter"/>
    </style:style>
    <style:style style:name="T8" style:family="text">
      <style:text-properties style:font-name="American Typewriter" fo:font-size="12pt" fo:font-weight="normal" style:font-size-asian="12pt" style:font-weight-asian="normal" style:font-size-complex="12pt" style:font-weight-complex="normal"/>
    </style:style>
    <style:style style:name="T9" style:family="text">
      <style:text-properties style:font-name="American Typewriter" fo:font-size="12pt" fo:font-weight="normal" fo:background-color="#ffff00" loext:char-shading-value="0" style:font-size-asian="12pt" style:font-weight-asian="normal" style:font-size-complex="12pt" style:font-weight-complex="normal"/>
    </style:style>
    <style:style style:name="T10" style:family="text">
      <style:text-properties style:font-name="American Typewriter" fo:font-weight="normal" style:font-weight-asian="normal" style:font-weight-complex="normal"/>
    </style:style>
    <style:style style:name="T11" style:family="text">
      <style:text-properties fo:background-color="transparent" loext:char-shading-value="0"/>
    </style:style>
    <style:style style:name="T12" style:family="text">
      <style:text-properties fo:background-color="transparent" loext:char-shading-value="0"/>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weight="bold"/>
    </style:style>
    <style:style style:name="T15" style:family="text">
      <style:text-properties fo:font-weight="normal" style:font-weight-asian="normal" style:font-weight-complex="normal"/>
    </style:style>
    <style:style style:name="T16" style:family="text">
      <style:text-properties fo:font-weight="normal" officeooo:rsid="000e7fbe" style:font-weight-asian="normal" style:font-weight-complex="normal"/>
    </style:style>
    <style:style style:name="T17" style:family="text">
      <style:text-properties fo:font-weight="normal" fo:background-color="#ffff00" loext:char-shading-value="0" style:font-weight-asian="normal" style:font-weight-complex="normal"/>
    </style:style>
    <style:style style:name="T18" style:family="text">
      <style:text-properties fo:font-weight="normal" fo:background-color="transparent" loext:char-shading-value="0" style:font-weight-asian="normal" style:font-weight-complex="normal"/>
    </style:style>
    <style:style style:name="T19" style:family="text">
      <style:text-properties fo:font-style="normal"/>
    </style:style>
    <style:style style:name="T20" style:family="text">
      <style:text-properties fo:font-style="normal" fo:font-weight="bold"/>
    </style:style>
    <style:style style:name="T21" style:family="text">
      <style:text-properties fo:font-style="normal" fo:font-weight="normal"/>
    </style:style>
    <style:style style:name="T22" style:family="text">
      <style:text-properties officeooo:rsid="000d4449"/>
    </style:style>
    <style:style style:name="T23" style:family="text">
      <style:text-properties style:font-name="American Typewriter" fo:font-size="10.5pt" fo:font-weight="normal" officeooo:rsid="000d4449" style:font-size-asian="10.5pt" style:font-weight-asian="normal" style:font-size-complex="10.5pt" style:font-weight-complex="normal"/>
    </style:style>
    <style:style style:name="T24" style:family="text">
      <style:text-properties style:font-name="American Typewriter" fo:font-size="10.5pt" fo:font-weight="normal" officeooo:rsid="000e7fbe" fo:background-color="#ffff00" loext:char-shading-value="0" style:font-size-asian="10.5pt" style:font-weight-asian="normal" style:font-size-complex="10.5pt" style:font-weight-complex="normal"/>
    </style:style>
    <style:style style:name="T25" style:family="text">
      <style:text-properties style:font-name="American Typewriter" fo:font-size="10.5pt" style:font-size-asian="10.5pt" style:font-size-complex="10.5pt"/>
    </style:style>
    <style:style style:name="T26" style:family="text">
      <style:text-properties style:font-name="American Typewriter" fo:font-size="10.5pt" officeooo:rsid="000d4449" style:font-size-asian="10.5pt" style:font-size-complex="10.5pt"/>
    </style:style>
    <style:style style:name="T27" style:family="text">
      <style:text-properties style:font-name="American Typewriter" fo:font-size="10.5pt" officeooo:rsid="0011f6fd" fo:background-color="#ffff00" loext:char-shading-value="0" style:font-size-asian="10.5pt" style:font-size-complex="10.5pt"/>
    </style:style>
    <style:style style:name="T28" style:family="text">
      <style:text-properties style:font-name="American Typewriter" fo:font-size="10.5pt" fo:background-color="#ffff00" loext:char-shading-value="0" style:font-size-asian="10.5pt" style:font-size-complex="10.5pt"/>
    </style:style>
    <style:style style:name="T29" style:family="text">
      <style:text-properties officeooo:rsid="000e7fbe"/>
    </style:style>
    <style:style style:name="T30" style:family="text">
      <style:text-properties officeooo:rsid="0013bb60"/>
    </style:style>
    <style:style style:name="T31" style:family="text">
      <style:text-properties officeooo:rsid="0013d59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actica N.º 1</text:p>
      <text:h text:style-name="P1" text:outline-level="3"><text:span text:style-name="Strong_20_Emphasis"><text:span text:style-name="T13">Parte I – Definiciones</text:span></text:span></text:h>
      <text:p text:style-name="Text_20_body"><text:span text:style-name="Strong_20_Emphasis"><text:span text:style-name="T9">1) ¿Qué es un requerimiento?</text:span></text:span><text:span text:style-name="T8"><text:line-break/>Un requerimiento es una necesidad o condición que debe cumplir un sistema de software para satisfacer un objetivo de negocio o la expectativa de un usuario.</text:span></text:p>
      <text:p text:style-name="P3"><text:span text:style-name="Strong_20_Emphasis"><text:span text:style-name="T17">2) Requerimientos funcionales y no funcionales</text:span></text:span></text:p>
      <text:list text:style-name="L1">
        <text:list-item>
          <text:p text:style-name="P24"><text:span text:style-name="Strong_20_Emphasis"><text:span text:style-name="T15">Funcionales</text:span></text:span><text:span text:style-name="T15">: Describen </text:span><text:span text:style-name="Strong_20_Emphasis"><text:span text:style-name="T15">qué hace el sistema</text:span></text:span><text:span text:style-name="T15">, es decir, las funciones, servicios y procesos que debe proveer (ej: registrar usuarios, emitir reportes).</text:span></text:p>
        </text:list-item>
        <text:list-item>
          <text:p text:style-name="P24"><text:span text:style-name="Strong_20_Emphasis"><text:span text:style-name="T15">No funcionales</text:span></text:span><text:span text:style-name="T15">: Describen </text:span><text:span text:style-name="Strong_20_Emphasis"><text:span text:style-name="T15">cómo debe comportarse el sistema</text:span></text:span><text:span text:style-name="T15">, sus restricciones o cualidades (ej: tiempos de respuesta, seguridad, usabilidad, portabilidad).</text:span></text:p>
        </text:list-item>
      </text:list>
      <text:p text:style-name="P2"><text:span text:style-name="Strong_20_Emphasis"><text:span text:style-name="T17">3) ¿Qué es un stakeholder?</text:span></text:span><text:span text:style-name="T15"><text:line-break/>Un stakeholder es </text:span><text:span text:style-name="Strong_20_Emphasis"><text:span text:style-name="T15">cualquier persona, grupo u organización</text:span></text:span><text:span text:style-name="T15"> que tiene interés, influencia o se ve afectado por el desarrollo y uso del sistema (ej: clientes, usuarios, gerentes, desarrolladores).</text:span></text:p>
      <text:p text:style-name="P2"/>
      <text:p text:style-name="P3"><text:span text:style-name="Strong_20_Emphasis"><text:span text:style-name="T17">4) Fuentes más importantes para la obtención de información</text:span></text:span></text:p>
      <text:list text:style-name="L2">
        <text:list-item>
          <text:p text:style-name="P25">Entrevistas con usuarios y expertos.</text:p>
        </text:list-item>
        <text:list-item>
          <text:p text:style-name="P25">Cuestionarios y encuestas.</text:p>
        </text:list-item>
        <text:list-item>
          <text:p text:style-name="P25">Observación directa del trabajo.</text:p>
        </text:list-item>
        <text:list-item>
          <text:p text:style-name="P25">Documentación existente (manuales, reportes, procesos actuales).</text:p>
        </text:list-item>
        <text:list-item>
          <text:p text:style-name="P25">Talleres o sesiones de brainstorming.</text:p>
        </text:list-item>
      </text:list>
      <text:p text:style-name="P3"><text:span text:style-name="Strong_20_Emphasis"><text:span text:style-name="T17">5) Puntos de vista genéricos en un proyecto de software</text:span></text:span></text:p>
      <text:list text:style-name="L3">
        <text:list-item>
          <text:p text:style-name="P27"><text:span text:style-name="Strong_20_Emphasis"><text:span text:style-name="T10">Usuarios finales</text:span></text:span><text:span text:style-name="T10">: cómo interactúan y qué necesitan.</text:span></text:p>
        </text:list-item>
        <text:list-item>
          <text:p text:style-name="P27"><text:span text:style-name="Strong_20_Emphasis"><text:span text:style-name="T10">Gerencia/negocio</text:span></text:span><text:span text:style-name="T10">: costos, beneficios, plazos.</text:span></text:p>
        </text:list-item>
        <text:list-item>
          <text:p text:style-name="P27"><text:span text:style-name="Strong_20_Emphasis"><text:span text:style-name="T10">Equipo técnico</text:span></text:span><text:span text:style-name="T10">: viabilidad, arquitectura, mantenimiento.</text:span></text:p>
        </text:list-item>
        <text:list-item>
          <text:p text:style-name="P27"><text:span text:style-name="Strong_20_Emphasis"><text:span text:style-name="T10">Operaciones/soporte</text:span></text:span><text:span text:style-name="T10">: instalación, seguridad, estabilidad.</text:span></text:p>
        </text:list-item>
      </text:list>
      <text:p text:style-name="P2"/>
      <text:p text:style-name="P3"><text:span text:style-name="Strong_20_Emphasis"><text:span text:style-name="T17">6) Tres problemas de comunicación en la elicitación de requisitos</text:span></text:span></text:p>
      <text:list text:style-name="L4">
        <text:list-item>
          <text:p text:style-name="P28"><text:span text:style-name="T10">Uso de </text:span><text:span text:style-name="Strong_20_Emphasis"><text:span text:style-name="T10">lenguaje ambiguo</text:span></text:span><text:span text:style-name="T10"> o poco preciso (malinterpretaciones).</text:span></text:p>
        </text:list-item>
        <text:list-item>
          <text:p text:style-name="P28"><text:span text:style-name="T10">Diferencias de </text:span><text:span text:style-name="Strong_20_Emphasis"><text:span text:style-name="T10">conocimientos técnicos</text:span></text:span><text:span text:style-name="T10"> entre usuarios y analistas.</text:span></text:p>
        </text:list-item>
        <text:list-item>
          <text:p text:style-name="P28"><text:span text:style-name="T10">Falta de </text:span><text:span text:style-name="Strong_20_Emphasis"><text:span text:style-name="T10">claridad en los objetivos</text:span></text:span><text:span text:style-name="T10"> o requerimientos contradictorios entre stakeholders.</text:span></text:p>
        </text:list-item>
      </text:list>
      <text:p text:style-name="P2"/>
      <text:p text:style-name="P2"/>
      <text:p text:style-name="P2"/>
      <text:p text:style-name="P4"/>
      <text:p text:style-name="P4"><text:soft-page-break/></text:p>
      <text:p text:style-name="P4">Parte II Problemas.</text:p>
      <text:p text:style-name="P10"><text:span text:style-name="T7"><text:s/>a) Indicar para cada problema quienes podrían ser los Stakeholders, los puntos de vista y las fuentes de información.</text:span> </text:p>
      <text:p text:style-name="P9"/>
      <text:p text:style-name="P7"><text:span text:style-name="T1">1.</text:span> En un sistema de registro de asistencia a través de técnicas biométricas (huella digital) de <text:span text:style-name="T5">estudiantes universitarios</text:span> para <text:span text:style-name="T5">la cátedra de Ingeniería I</text:span>. Este sistema se alimentará de un listado otorgado por la <text:span text:style-name="T5">oficina de alumnos de la facultad</text:span>. Además, necesita la autorización del Jefe de Trabajos Prácticos del turno correspondiente para luego los alumnos poder registrar el presente. También, el profesor a cargo de la materia podrá consultar y listar el estado de cada alumno perteneciente a su cátedra. El sistema sólo se utilizará en el ámbito de la facultad de Informática y deberá adecuarse a la reglamentación sobre privacidad de los datos en el ámbito de la misma.</text:p>
      <text:p text:style-name="P4"/>
      <text:p text:style-name="P4"/>
      <text:p text:style-name="P4"><text:span text:style-name="T5">Stakeholder:</text:span> estudiantes universitarios, cátedra de Ingeniería I, oficina de alumnos de la Facultad, Jefe de Trabajos Prácticos del Turno, Profesor a cargo, Facultad de Informatica, </text:p>
      <text:p text:style-name="P4"/>
      <text:p text:style-name="P4"><text:span text:style-name="T5">Puntos de Vista:</text:span> los puntos de vista serian los de cada stakeholders.</text:p>
      <text:p text:style-name="P4"/>
      <text:p text:style-name="P4"><text:span text:style-name="T5">Fuentes de Información: </text:span>Cátedra de Ingeniería I, Oficina de Alumnos de la Facultad, Facultad de Informatica.</text:p>
      <text:p text:style-name="P4"/>
      <text:p text:style-name="P4"/>
      <text:p text:style-name="P7"><text:span text:style-name="T1">2.</text:span> Se desea desarrollar un sistema para gestionar y administrar la atención de pacientes en una <text:span text:style-name="T5">clínica privada especializada en tratamientos alérgicos.</text:span> Cuando un <text:span text:style-name="T5">paciente</text:span> nuevo es ingresado a la clínica el empleado registra todos sus datos personales, posteriormente un <text:span text:style-name="T5">enfermero </text:span>registra los controles y realiza las anotaciones habituales (temperatura, presión, peso, reacciones alérgicas etc.). Luego, el paciente es derivado con alguno de los <text:span text:style-name="T5">doctores</text:span> de la clínica, quién registra qué tratamientos deberá realizar. El médico también se encarga de registrar si el paciente debe quedar internado y debe mantener su historia clínica durante el período que dure el tratamiento. Se sabe que <text:span text:style-name="T5">el director de la clínica</text:span> puede consultar las historias clínicas de todos los pacientes. El sistema<text:span text:style-name="T6"> debe adecuarse a las normativas impuestas por </text:span><text:span text:style-name="T5">el ministerio de salud de la provincia de Bs As.</text:span></text:p>
      <text:p text:style-name="P7"/>
      <text:p text:style-name="P4"><text:span text:style-name="T5">Stakeholder: clinica <text:s/>privada, </text:span><text:span text:style-name="T6">paciente, empleado,enfermero, doctores, director de la clínica, ministerio de la provincia, </text:span></text:p>
      <text:p text:style-name="P4"/>
      <text:p text:style-name="P4"><text:span text:style-name="T5">Puntos de Vista:</text:span> los puntos de vista serian los de cada stakeholders.</text:p>
      <text:p text:style-name="P4"/>
      <text:p text:style-name="P4"><text:span text:style-name="T5">Fuentes de Información:</text:span><text:span text:style-name="T6"> datos personales del paciente,controles del enfermero, registro del tratamiento, registro de internación e historia clínica ,información de la clínica, normativas del ministerio.</text:span></text:p>
      <text:p text:style-name="P4"/>
      <text:p text:style-name="P5">b) Habiendo resuelto los problemas presentados, ¿por qué considera que los requerimientos de los distintos stakeholders podrían entrar en conflicto? </text:p>
      <text:p text:style-name="P6"><text:span text:style-name="T11">Los requerimientos de los distintos </text:span><text:span text:style-name="Strong_20_Emphasis"><text:span text:style-name="T18">stakeholders</text:span></text:span><text:span text:style-name="T11"> (interesados) pueden entrar en conflicto porque cada uno de ellos tiene </text:span><text:span text:style-name="Strong_20_Emphasis"><text:span text:style-name="T18">intereses, prioridades y perspectivas diferentes</text:span></text:span><text:span text:style-name="T11"> sobre el sistema o proyecto. Algunas razones concretas:</text:span></text:p>
      <text:list text:style-name="L5">
        <text:list-item>
          <text:p text:style-name="P29"><text:span text:style-name="Strong_20_Emphasis"><text:span text:style-name="T10">Objetivos distintos</text:span></text:span><text:span text:style-name="T10">:</text:span></text:p>
          <text:list>
            <text:list-item>
              <text:p text:style-name="P29"><text:span text:style-name="T10">La gerencia puede priorizar </text:span><text:span text:style-name="Strong_20_Emphasis"><text:span text:style-name="T10">costos bajos</text:span></text:span><text:span text:style-name="T10"> y plazos cortos.</text:span></text:p>
            </text:list-item>
            <text:list-item>
              <text:p text:style-name="P29"><text:soft-page-break/><text:span text:style-name="T10">Los usuarios finales pueden querer </text:span><text:span text:style-name="Strong_20_Emphasis"><text:span text:style-name="T10">más funcionalidades</text:span></text:span><text:span text:style-name="T10"> y una interfaz amigable, aunque eso implique más tiempo o dinero.</text:span></text:p>
            </text:list-item>
          </text:list>
        </text:list-item>
        <text:list-item>
          <text:p text:style-name="P29"><text:span text:style-name="Strong_20_Emphasis"><text:span text:style-name="T10">Visión diferente del éxito</text:span></text:span><text:span text:style-name="T10">:</text:span></text:p>
          <text:list>
            <text:list-item>
              <text:p text:style-name="P29"><text:span text:style-name="T10">Un área técnica puede querer que el sistema sea </text:span><text:span text:style-name="Strong_20_Emphasis"><text:span text:style-name="T10">robusto y escalable</text:span></text:span><text:span text:style-name="T10">.</text:span></text:p>
            </text:list-item>
            <text:list-item>
              <text:p text:style-name="P29"><text:span text:style-name="T10">El área comercial puede enfocarse en que esté </text:span><text:span text:style-name="Strong_20_Emphasis"><text:span text:style-name="T10">listo rápidamente</text:span></text:span><text:span text:style-name="T10"> para aprovechar una oportunidad de mercado.</text:span></text:p>
            </text:list-item>
          </text:list>
        </text:list-item>
        <text:list-item>
          <text:p text:style-name="P29"><text:span text:style-name="Strong_20_Emphasis"><text:span text:style-name="T10">Limitaciones de recursos</text:span></text:span><text:span text:style-name="T10">:</text:span></text:p>
          <text:list>
            <text:list-item>
              <text:p text:style-name="P26">El presupuesto, el tiempo y el personal son limitados, lo cual obliga a priorizar unos requerimientos sobre otros.</text:p>
            </text:list-item>
            <text:list-item>
              <text:p text:style-name="P29"><text:span text:style-name="T10">Esto genera conflictos porque </text:span><text:span text:style-name="Strong_20_Emphasis"><text:span text:style-name="T10">no todos los pedidos pueden cumplirse a la vez</text:span></text:span><text:span text:style-name="T10">.</text:span></text:p>
            </text:list-item>
          </text:list>
        </text:list-item>
        <text:list-item>
          <text:p text:style-name="P29"><text:span text:style-name="Strong_20_Emphasis"><text:span text:style-name="T10">Nivel de detalle y usabilidad</text:span></text:span><text:span text:style-name="T10">:</text:span></text:p>
          <text:list>
            <text:list-item>
              <text:p text:style-name="P29"><text:span text:style-name="T10">Un administrador de sistemas puede exigir </text:span><text:span text:style-name="Strong_20_Emphasis"><text:span text:style-name="T10">controles de seguridad estrictos</text:span></text:span><text:span text:style-name="T10">, mientras que los usuarios pueden considerarlos </text:span><text:span text:style-name="Strong_20_Emphasis"><text:span text:style-name="T10">barreras innecesarias</text:span></text:span><text:span text:style-name="T10"> para su trabajo diario.</text:span></text:p>
            </text:list-item>
          </text:list>
        </text:list-item>
        <text:list-item>
          <text:p text:style-name="P29"><text:span text:style-name="Strong_20_Emphasis"><text:span text:style-name="T10">Impacto desigual</text:span></text:span><text:span text:style-name="T10">:</text:span></text:p>
          <text:list>
            <text:list-item>
              <text:p text:style-name="P29"><text:span text:style-name="T10">Algunos requerimientos benefician a un grupo, pero </text:span><text:span text:style-name="Strong_20_Emphasis"><text:span text:style-name="T10">perjudican a otro</text:span></text:span><text:span text:style-name="T10"> (por ejemplo, más reportes para la gerencia implica más carga administrativa para los empleados).</text:span></text:p>
            </text:list-item>
          </text:list>
        </text:list-item>
      </text:list>
      <text:p text:style-name="Text_20_body"><text:span text:style-name="T10"><text:s/>En resumen, los requerimientos entran en conflicto porque los stakeholders </text:span><text:span text:style-name="Strong_20_Emphasis"><text:span text:style-name="T10">no comparten los mismos intereses ni prioridades</text:span></text:span><text:span text:style-name="T10">, y el sistema debe equilibrar esas necesidades dentro de recursos limitados.</text:span></text:p>
      <text:p text:style-name="P11">Entrevistas</text:p>
      <text:p text:style-name="P12"><text:span text:style-name="T2">1. Tipo de información que puede obtenerse en una entrevista:</text:span> En una entrevista, un analista de sistemas busca recolectar información de las personas a través de la interacción cara a cara, con un propósito específico. La información clave que se puede obtener incluye:</text:p>
      <text:p text:style-name="P13">• <text:span text:style-name="T19">Opiniones: Lo que las personas piensan sobre un tema o sistema.</text:span></text:p>
      <text:p text:style-name="P13">• <text:span text:style-name="T19">Sentimientos: Las emociones o percepciones que tienen los entrevistados.</text:span></text:p>
      <text:p text:style-name="P13">• <text:span text:style-name="T19">Objetivos: Los fines o metas que persiguen los individuos o la organización.</text:span></text:p>
      <text:p text:style-name="P13">• <text:span text:style-name="T19">Procedimientos informales: Aquellas maneras de hacer las cosas que no están documentadas formalmente pero se utilizan en la práctica.</text:span></text:p>
      <text:p text:style-name="P12"><text:span text:style-name="T2">2. Etapas de la preparación de una entrevista:</text:span> La preparación de una entrevista es crucial y se compone de varias etapas fundamentales:</text:p>
      <text:p text:style-name="P14">• <text:span text:style-name="T19">Leer los antecedentes: Es imprescindible revisar la información previa para comprender el contexto, prestar atención al lenguaje y buscar un vocabulario en común que facilite la comunicación con el entrevistado.</text:span></text:p>
      <text:p text:style-name="P13"><text:soft-page-break/>• <text:span text:style-name="T19">Establecer los objetivos de la entrevista: Basándose en los antecedentes, se deben definir claramente los propósitos de la conversación. Los directivos suelen ofrecer una visión general, mientras que los futuros usuarios proporcionan una más detallada.</text:span></text:p>
      <text:p text:style-name="P13">• <text:span text:style-name="T19">Seleccionar los entrevistados: Se debe minimizar el número de personas a entrevistar. Es importante que los seleccionados conozcan de antemano el objetivo de la entrevista y las preguntas que se les harán. Al seleccionar, se deben considerar las fortalezas, prejuicios y motivaciones de cada persona para armar la entrevista a su medida.</text:span></text:p>
      <text:p text:style-name="P13">• <text:span text:style-name="T19">Planificación de la entrevista y preparación del entrevistado: Se deben acordar la fecha, hora, lugar y duración de cada entrevista con el entrevistado. Es fundamental hacer una cita y no llegar sin avisar, respetar el horario de trabajo y establecer una duración adecuada, que generalmente es menor cuanto más alto es el cargo del entrevistado. Además, se debe obtener el permiso del supervisor o jefe, y la entrevista debe ser personal y realizarse en un lugar privado.</text:span></text:p>
      <text:p text:style-name="P13">• <text:span text:style-name="T19">Selección del tipo de preguntas a usar y su estructura: Se debe elegir el tipo y la organización de las preguntas más adecuadas para los objetivos de la entrevista.</text:span></text:p>
      <text:p text:style-name="P13">• <text:span text:style-name="T19">Preparación del entrevistador: Informar al entrevistado el tema a tratar antes de la reunión, definir un "Guión de Entrevista" que evite preguntas sesgadas, con intención, amenazantes o críticas. Se debe usar un lenguaje claro y conciso, evitar incluir opiniones personales en las preguntas y abstenerse de formular preguntas largas y complejas.</text:span></text:p>
      <text:p text:style-name="P12"><text:span text:style-name="T2">3. Tipos de preguntas en una entrevista, ventajas y desventajas:</text:span> Existen principalmente tres tipos de preguntas que pueden utilizarse en una entrevista:</text:p>
      <text:p text:style-name="P13">• <text:span text:style-name="T19">Preguntas Abiertas:</text:span></text:p>
      <text:p text:style-name="P13">    ◦ <text:span text:style-name="T19">Descripción: Permiten al encuestado responder de cualquier manera, sin restricciones, fomentando la espontaneidad y la amplitud en la respuesta. Ejemplos incluyen "¿Qué opinión tiene del sistema actual?" o "¿Cómo describe su trabajo?".</text:span></text:p>
      <text:p text:style-name="P13">    ◦ <text:span text:style-name="T19">Ventajas: Revelan nuevas líneas de preguntas, hacen la entrevista más interesante y permiten una mayor espontaneidad del entrevistado.</text:span></text:p>
      <text:p text:style-name="P13">    ◦ <text:span text:style-name="T19">Desventajas: Pueden generar muchos detalles irrelevantes, existe el riesgo de perder el control de la entrevista y el entrevistador puede parecer que no tiene objetivos claros.</text:span></text:p>
      <text:p text:style-name="P13">• <text:span text:style-name="T19">Preguntas Cerradas:</text:span></text:p>
      <text:p text:style-name="P13">    ◦ <text:span text:style-name="T19">Descripción: Limitan las opciones de respuesta a opciones directas, cortas o de selección específica (ej. Sí/No, un número). Ejemplos son "¿Quién recibe este informe?" o "¿Cuántas personas utilizan el sistema?".</text:span></text:p>
      <text:p text:style-name="P13">    ◦ <text:span text:style-name="T19">Ventajas: Ahorran tiempo, facilitan el control de la entrevista y permiten obtener datos relevantes de manera concisa.</text:span></text:p>
      <text:p text:style-name="P13">    ◦ <text:span text:style-name="T19">Desventajas: Pueden aburrir al encuestado y no permiten obtener detalles profundos o explicaciones.</text:span></text:p>
      <text:p text:style-name="P13">• <text:span text:style-name="T19">Preguntas de Sondeo:</text:span></text:p>
      <text:p text:style-name="P13">    ◦ <text:span text:style-name="T19">Descripción: Se utilizan para obtener más detalle sobre un tema puntual, profundizando en las respuestas iniciales. Ejemplos incluyen "¿Podría dar detalles sobre…?" o "¿Podría dar un </text:span><text:soft-page-break/><text:span text:style-name="T19">ejemplo de…?". Aunque no se listan ventajas y desventajas explícitas como en los otros tipos, su propósito es claro: ganar profundidad y aclaración.</text:span></text:p>
      <text:p text:style-name="P12"><text:span text:style-name="T2">4. Estructuras y organización para el armado de una entrevista:</text:span> La organización de las preguntas en una entrevista puede seguir diferentes estructuras para optimizar la obtención de información:</text:p>
      <text:p text:style-name="P13">• <text:span text:style-name="T19">Piramidal (Inductivo): Esta estructura comienza con preguntas cerradas y avanza progresivamente hacia preguntas abiertas. Es útil para iniciar con hechos específicos y luego explorar opiniones o sentimientos más amplios.</text:span></text:p>
      <text:p text:style-name="P13">• <text:span text:style-name="T19">Embudo (Deductivo): Contrariamente a la piramidal, esta organización comienza con preguntas abiertas para una exploración general y luego se mueve hacia preguntas cerradas para obtener detalles específicos. Es ideal para entender el panorama general antes de profundizar en puntos concretos.</text:span></text:p>
      <text:p text:style-name="P13">• <text:span text:style-name="T19">Diamante (Combinación de las anteriores): Esta estructura es un híbrido que inicia y finaliza con preguntas cerradas, mientras que en la parte central se utilizan preguntas abiertas. Permite un enfoque específico al principio, una exploración profunda en el medio y un cierre con detalles concretos.</text:span></text:p>
      <text:p text:style-name="P12"><text:span text:style-name="T2">5. Formato de la planilla adecuado al momento de armar una entrevista (Guion de Entrevista):</text:span> Un formato de planilla adecuado para armar una entrevista, conocido como "Guión de Entrevista", debe ser diseñado para guiar al entrevistador y asegurar la calidad de la información recabada. Aunque no se proporciona una planilla específica como texto, el material sugiere que este guión debe incluir elementos que garanticen una preparación y ejecución efectivas:</text:p>
      <text:p text:style-name="P13">• <text:span text:style-name="T19">Datos de identificación: Espacio para el nombre del entrevistado, su rol, el nombre del entrevistador, fecha, hora y duración prevista de la entrevista.</text:span></text:p>
      <text:p text:style-name="P13">• <text:span text:style-name="T19">Propósito de la entrevista: Una declaración clara del objetivo de la reunión, que se compartirá con el entrevistado al inicio.</text:span></text:p>
      <text:p text:style-name="P13">• <text:span text:style-name="T19">Lista de preguntas: Organizadas siguiendo una de las estructuras (Piramidal, Embudo, Diamante) o por temas. Cada pregunta debe ser formulada con lenguaje claro y conciso, evitando sesgos, intenciones, amenazas o críticas, y sin incluir la opinión del entrevistador. También se deben evitar preguntas largas y complejas.</text:span></text:p>
      <text:p text:style-name="P13">• <text:span text:style-name="T19">Espacio para notas: Suficiente espacio junto a cada pregunta para registrar las respuestas verbales del entrevistado y también observaciones no verbales (lenguaje corporal).</text:span></text:p>
      <text:p text:style-name="P13">• <text:span text:style-name="T19">Sección de apertura: Guion para los primeros momentos, incluyendo el saludo, la presentación, el propósito y la duración.</text:span></text:p>
      <text:p text:style-name="P13">• <text:span text:style-name="T19">Sección de cierre: Guion para concluir la entrevista, agradeciendo al entrevistado y ofreciendo una breve conclusión para generar confianza.</text:span></text:p>
      <text:p text:style-name="P12"><text:span text:style-name="T2">6. Formato de la planilla adecuado al momento de terminar una entrevista (Resumen de Seguimiento):</text:span> Al finalizar una entrevista, es fundamental realizar un "seguimiento de la entrevista". El formato de una planilla adecuada para este momento sería un resumen de la entrevista que se envía al entrevistado con el propósito de permitirle aclarar cualquier punto <text:soft-page-break/>que no se haya entendido o registrado correctamente durante la interacción. Dicha planilla debería incluir:</text:p>
      <text:p text:style-name="P13">• <text:span text:style-name="T19">Información básica de la entrevista: Fecha, nombre del entrevistado, rol, y nombre del entrevistador.</text:span></text:p>
      <text:p text:style-name="P13">• <text:span text:style-name="T19">Puntos clave discutidos: Un listado de los temas principales abordados durante la conversación.</text:span></text:p>
      <text:p text:style-name="P13">• <text:span text:style-name="T19">Resumen de las respuestas y la información recabada: Una síntesis concisa de lo que se entendió de las aportaciones del entrevistado.</text:span></text:p>
      <text:p text:style-name="P13">• <text:span text:style-name="T19">Preguntas o puntos específicos para clarificación: Si hubo alguna ambigüedad o información que requiera una confirmación adicional.</text:span></text:p>
      <text:p text:style-name="P13">• <text:span text:style-name="T19">Solicitud de revisión: Una nota explícita pidiendo al entrevistado que revise el resumen y señale cualquier corrección, adición o clarificación necesaria.</text:span></text:p>
      <text:p text:style-name="P13">• <text:span text:style-name="T19">Plazo para la retroalimentación: Una fecha límite sugerida para que el entrevistado envíe sus comentarios.</text:span></text:p>
      <text:p text:style-name="P13">• <text:span text:style-name="T19">Agradecimiento: Reiteración del agradecimiento por su tiempo y colaboración.</text:span></text:p>
      <text:p text:style-name="P18"/>
      <text:p text:style-name="P30">Parte II Situaciones</text:p>
      <text:p text:style-name="P32">Situación I</text:p>
      <text:p text:style-name="P31"><text:span text:style-name="T22">a-</text:span>Sus subordinados me dijeron que la empresa no anda bien. ¿Es cierto?</text:p>
      <text:p text:style-name="P35">¿En que situación cree usted que se encuentra la empresa?</text:p>
      <text:p text:style-name="P31"><text:span text:style-name="T22">b-</text:span>Soy nuevo en esto. ¿Qué he dejado afuera?</text:p>
      <text:p text:style-name="P34">¿<text:span text:style-name="T22">que cree usted que sería útil analizar que hasta el momento no hayamos hablado?</text:span></text:p>
      <text:p text:style-name="P56"><text:span text:style-name="T23">c-</text:span><text:span text:style-name="T25">¿Estará usted de acuerdo con los demás gerentes de ventas, respecto a que computarizar las ventas mensuales y luego realizar un análisis de la tendencia tendría usted grandes mejoras?</text:span></text:p>
      <text:p text:style-name="P55"><text:span text:style-name="T25">¿</text:span><text:span text:style-name="T26">Que cree usted respecto de computarizar las ventas mensuales ?</text:span></text:p>
      <text:p text:style-name="P56"><text:span text:style-name="T26">d-</text:span><text:span text:style-name="T25">¿No habrá una mejor manera de hacer proyecciones de sus ventas, que ese procedimiento anticuado que usted utiliza?</text:span></text:p>
      <text:p text:style-name="P57"><text:span text:style-name="T25">¿Cree usted que seria posible modificar el sistema de proyecciones de ventas?</text:span></text:p>
      <text:p text:style-name="P42">Situación II</text:p>
      <text:p text:style-name="P47"><text:span text:style-name="T1">a-</text:span> Le ofrecería de manera cordial y tratando de no generarle mas nervios <text:s/>al entrevistado si le molestaría cambiar el día de la entrevista, para poder hacerla en un estado de mayor relajación, sin presiones, para que las respuestas sean mas fidedignas.</text:p>
      <text:p text:style-name="P38"><text:span text:style-name="T2">b- </text:span><text:span text:style-name="T12">En el caso de que no se pueda modificar el día, le haría preguntas cerradas, y trataría de llevarme alguna información extra haciendo Sondeo.</text:span></text:p>
      <text:p text:style-name="P35"/>
      <text:p text:style-name="P19"/>
      <text:p text:style-name="P19"/>
      <text:p text:style-name="P19"/>
      <text:p text:style-name="P19"/>
      <text:p text:style-name="P19"/>
      <text:p text:style-name="P19"/>
      <text:p text:style-name="P19"><text:soft-page-break/>Situacion III</text:p>
      <text:p text:style-name="P58"><text:span text:style-name="T24"/></text:p>
      <text:p text:style-name="P50"><text:span text:style-name="T16">“En mi opinión, el resultado de la entrevista fue muy bueno. El entrevistado me permitió hablar con él durante una </text:span>hora y media. Me relató toda la historia del negocio, que fue muy interesante. También mencionó que las cosas no han cambiado desde que él ha estado en la empresa, hace aproximadamente 16 años. En breve nos reuniremos nuevamente para terminar la entrevista, pues, no tuvimos tiempo para analizar las preguntas que preparé “.</text:p>
      <text:p text:style-name="P51">a. Lea atentamente el informe de la entrevista y explique qué sensación le deja dicho informe.</text:p>
      <text:p text:style-name="P49">El informe me deja la sensación de que se divago en la entrevista y que no cumplio con su objetivo el cual es recabar información.</text:p>
      <text:p text:style-name="P51"><text:span text:style-name="T29">b. </text:span>Indique si existe información que es irrelevante en el informe.</text:p>
      <text:p text:style-name="P49">Algo relevante fue saber que la empresa no ha tenido cambios en los últimos 16 años.</text:p>
      <text:p text:style-name="P51"><text:span text:style-name="T29">c. </text:span>Mencione tres sugerencias que le haría a su compañero de equipo para que realizara una mejor entrevista la próxima vez.</text:p>
      <text:p text:style-name="P49">1. Tratar de usar a la encuesta <text:s/>como una hoja de ruta incluyendo preguntas para romper el hielo, pero que a la vez me ayuden a no salir del objetivo.</text:p>
      <text:p text:style-name="P49">2. Que cada pregunta tenga un tiempo y respetarlo.</text:p>
      <text:p text:style-name="P49">3. No pensar la entrevista como una charla entre amigos, sino como un espacio para elicitar información.</text:p>
      <text:p text:style-name="P19"/>
      <text:p text:style-name="P33">Cuestionarios</text:p>
      <text:p text:style-name="P15">Parte I. Definiciones: Cuestionarios</text:p>
      <text:p text:style-name="P16"><text:span text:style-name="T14">1. Tipo de información que se busca mediante la aplicación de cuestionarios:</text:span> Mediante la aplicación de cuestionarios, un analista busca recabar información y opiniones de un gran número de encuestados. La información específica que se puede obtener incluye:</text:p>
      <text:p text:style-name="P17">• <text:span text:style-name="T20">Actitud</text:span><text:span text:style-name="T21">: Lo que las personas dicen que quieren .</text:span></text:p>
      <text:p text:style-name="P17">• <text:span text:style-name="T20">Creencias</text:span><text:span text:style-name="T21">: Lo que las personas creen que es verdad .</text:span></text:p>
      <text:p text:style-name="P17">• <text:span text:style-name="T20">Comportamiento</text:span><text:span text:style-name="T21">: Lo que realmente hacen .</text:span></text:p>
      <text:p text:style-name="P17">• <text:span text:style-name="T20">Características</text:span><text:span text:style-name="T21">: De las personas o cosas . Además, los cuestionarios permiten </text:span><text:span text:style-name="T20">recolectar hechos</text:span><text:span text:style-name="T21"> de un gran número de personas, </text:span><text:span text:style-name="T20">detectar un sentimiento generalizado</text:span><text:span text:style-name="T21">, </text:span><text:span text:style-name="T20">identificar problemas entre usuarios</text:span><text:span text:style-name="T21"> y </text:span><text:span text:style-name="T20">cuantificar respuestas</text:span><text:span text:style-name="T21">.</text:span></text:p>
      <text:p text:style-name="P16"><text:span text:style-name="T14">2. Circunstancia bajo la cual se considera apropiado utilizar cuestionarios:</text:span> Los cuestionarios son una técnica de elicitación de requerimientos adecuada en varias circunstancias, especialmente cuando se necesita obtener información de un grupo amplio de personas. Es apropiado utilizar cuestionarios cuando :</text:p>
      <text:p text:style-name="P17">• <text:span text:style-name="T21">Las personas están </text:span><text:span text:style-name="T20">dispersas geográficamente</text:span><text:span text:style-name="T21">, en diferentes oficinas o ciudades.</text:span></text:p>
      <text:p text:style-name="P17">• <text:span text:style-name="T21">Hay </text:span><text:span text:style-name="T20">muchas personas involucradas</text:span><text:span text:style-name="T21">, incluyendo clientes o usuarios.</text:span></text:p>
      <text:p text:style-name="P17">• <text:span text:style-name="T21">Se busca obtener </text:span><text:span text:style-name="T20">opiniones generales</text:span><text:span text:style-name="T21">.</text:span></text:p>
      <text:p text:style-name="P17">• <text:span text:style-name="T21">Se desea </text:span><text:span text:style-name="T20">identificar problemas generales</text:span><text:span text:style-name="T21">.</text:span></text:p>
      <text:p text:style-name="P16"><text:span text:style-name="T14">3. Tipos de preguntas que puede contener un cuestionario (y sus características principales):</text:span> Los cuestionarios se componen principalmente de dos tipos de preguntas, cada una con sus propias características:</text:p>
      <text:p text:style-name="P17"><text:soft-page-break/>• <text:span text:style-name="T20">Preguntas Abiertas:</text:span></text:p>
      <text:p text:style-name="P17">    ◦ <text:span text:style-name="T20">Descripción</text:span><text:span text:style-name="T21">: Son preguntas que </text:span><text:span text:style-name="T20">dejan abiertas todas las posibles opciones de respuesta</text:span><text:span text:style-name="T21">, permitiendo al encuestado expresarse libremente y sin restricciones.</text:span></text:p>
      <text:p text:style-name="P17">    ◦ <text:span text:style-name="T20">Ejemplos</text:span><text:span text:style-name="T21">: «Describa los problemas que experimenta en la actualidad con los informes de las salidas» o «En su opinión, ¿qué tan útiles son los manuales de usuario para la aplicación de contabilidad del sistema actual?».</text:span></text:p>
      <text:p text:style-name="P17">    ◦ <text:span text:style-name="T20">Características</text:span><text:span text:style-name="T21">:</text:span></text:p>
      <text:p text:style-name="P17">        ▪ <text:span text:style-name="T20">Velocidad de conclusión</text:span><text:span text:style-name="T21">: Lenta.</text:span></text:p>
      <text:p text:style-name="P17">        ▪ <text:span text:style-name="T20">Naturaleza exploratoria</text:span><text:span text:style-name="T21">: Alta.</text:span></text:p>
      <text:p text:style-name="P17">        ▪ <text:span text:style-name="T20">Amplitud y profundidad</text:span><text:span text:style-name="T21">: Alta.</text:span></text:p>
      <text:p text:style-name="P17">        ▪ <text:span text:style-name="T20">Facilidad de preparación</text:span><text:span text:style-name="T21">: Difícil.</text:span></text:p>
      <text:p text:style-name="P17">        ▪ <text:span text:style-name="T20">Facilidad de análisis</text:span><text:span text:style-name="T21">: Difícil.</text:span></text:p>
      <text:p text:style-name="P17">• <text:span text:style-name="T20">Preguntas Cerradas:</text:span></text:p>
      <text:p text:style-name="P17">    ◦ <text:span text:style-name="T20">Descripción</text:span><text:span text:style-name="T21">: Son preguntas que </text:span><text:span text:style-name="T20">limitan o cierran las opciones de respuestas disponibles</text:span><text:span text:style-name="T21"> a un conjunto específico de alternativas, como "Sí" o "No", o una selección entre varias opciones predefinidas.</text:span></text:p>
      <text:p text:style-name="P17">    ◦ <text:span text:style-name="T20">Ejemplos</text:span><text:span text:style-name="T21">: «¿Es útil el reporte que utiliza actualmente?» con opciones SI o NO.</text:span></text:p>
      <text:p text:style-name="P17">    ◦ <text:span text:style-name="T20">Características</text:span><text:span text:style-name="T21">:</text:span></text:p>
      <text:p text:style-name="P17">        ▪ <text:span text:style-name="T20">Velocidad de conclusión</text:span><text:span text:style-name="T21">: Rápida.</text:span></text:p>
      <text:p text:style-name="P17">        ▪ <text:span text:style-name="T20">Naturaleza exploratoria</text:span><text:span text:style-name="T21">: Poca.</text:span></text:p>
      <text:p text:style-name="P17">        ▪ <text:span text:style-name="T20">Amplitud y profundidad</text:span><text:span text:style-name="T21">: Poca.</text:span></text:p>
      <text:p text:style-name="P17">        ▪ <text:span text:style-name="T20">Facilidad de preparación</text:span><text:span text:style-name="T21">: Fácil.</text:span></text:p>
      <text:p text:style-name="P17">        ▪ <text:span text:style-name="T20">Facilidad de análisis</text:span><text:span text:style-name="T21">: Fácil.</text:span></text:p>
      <text:p text:style-name="P22"/>
      <text:p text:style-name="P54">Parte II Situaciones</text:p>
      <text:p text:style-name="P53">Cuestionario 1</text:p>
      <text:p text:style-name="P48">¡Urgente! Complételo y devuélvalo de manera inmediata, sino su cheque de pago será retenido</text:p>
      <text:p text:style-name="P48">hasta que devuelva el presente.</text:p>
      <text:p text:style-name="P48">1. En pocas palabras indique qué problemas ha tenido el actual centro de cómputo.</text:p>
      <text:p text:style-name="P48">2. ¿Habrá alguien que piense de la misma manera que usted? Enumere sus nombres.</text:p>
      <text:p text:style-name="P48">3. ¿Cuántas PC fallaron en estos últimos 6 meses?</text:p>
      <text:p text:style-name="P48">4. ¿Cuál es el problema más grande que enfrenta al comunicar sus problemas al centro de</text:p>
      <text:p text:style-name="P48">cómputo?</text:p>
      <text:p text:style-name="P52">Respuesta</text:p>
      <text:p text:style-name="P23">El cuestionario, tiene varios problemas: habría que modificar el titulo, ya que no es apropiado plantearlo como una urgencia y mucho menos atar la respuesta al pago del sueldo de los empleados. En la pregunta 1 se podría mejorar , preguntando de manera mas indirecta y no asumiendo que hay un problema, de esta manera no condicionamos la respuesta.</text:p>
      <text:p text:style-name="P23">En la pregunta 2, se busca en los cuestionarios mantener el anonimato de los encuestados para dar libertad de que opinen sin posibilidad de pensar que puede haber represalias por los dichos. Lo que hace a la pregunta numero 2 como un problema ya encima busca que enumere nombre de otros empleados. </text:p>
      <text:p text:style-name="P23"><text:soft-page-break/>La pregunta 3 es una pregunta cerrada no le veo problemas.</text:p>
      <text:p text:style-name="P23">En la pregunta 4 veo el mismo problema que en la 1, donde se induce que hay problemas y que hay grandes y pequeños. </text:p>
      <text:p text:style-name="P23"/>
      <text:p text:style-name="P23"/>
      <text:p text:style-name="P20">Situación II</text:p>
      <text:p text:style-name="P23"/>
      <text:p text:style-name="P36">¡Hola a todos los empleados!</text:p>
      <text:p text:style-name="P37">Según los rumores, estamos tras una nueva computadora. Aquí hay algunas preguntas para</text:p>
      <text:p text:style-name="P37">que reflexionen.</text:p>
      <text:p text:style-name="P37"/>
      <text:p text:style-name="P43">Estimados colaboradores:</text:p>
      <text:p text:style-name="P59"><text:span text:style-name="T27">Hemos recibido noticias de la posibilidad de la compra de una nueva computadora para la organización.</text:span><text:span text:style-name="T28">Con el fin de evaluar adecuadamente esta iniciativa, les comparto algunas preguntas que me gustaría que consideren y reflexionen.</text:span></text:p>
      <text:p text:style-name="P60">a. ¿Cuánto tiempo ha usado la computadora vieja?_______________________</text:p>
      <text:p text:style-name="P39"><text:span text:style-name="T3">a.¿Con que frecuencia usa la computadora de la organización? </text:span></text:p>
      <text:p text:style-name="P40"><text:span text:style-name="T2">___________________________________________________________________________________________</text:span></text:p>
      <text:p text:style-name="P40"><text:span text:style-name="T2">___________________________________________________________________________________________</text:span></text:p>
      <text:p text:style-name="P60">b. ¿Con que frecuencia se descompone?_______________________________</text:p>
      <text:p text:style-name="P43">b.¿Como considera su funcionamiento?</text:p>
      <text:p text:style-name="P60">c. ¿Quién la repara?________________________________________________ <text:span text:style-name="T30">X</text:span></text:p>
      <text:p text:style-name="P60">d. ¿Cuándo fue la ultima vez que usted sugirió una mejora al sistema de cómputos y esta</text:p>
      <text:p text:style-name="P60">se puso en práctica? ¿De qué se trató?________________</text:p>
      <text:p text:style-name="P44">d.¿Tiene alguna propuesta de mejora del sistema de cómputos? </text:p>
      <text:p text:style-name="P44">¿Puede comentarla?</text:p>
      <text:p text:style-name="P40">___________________________________________________________________________________________ ___________________________________________________________________________________________</text:p>
      <text:p text:style-name="P40">___________________________________________________________________________________________</text:p>
      <text:p text:style-name="P40">___________________________________________________________________________________________</text:p>
      <text:p text:style-name="P40">___________________________________________________________________________________________</text:p>
      <text:p text:style-name="P60">e. ¿Cuándo fue la última vez que usted sugirió una mejora al sistema de cómputos y</text:p>
      <text:p text:style-name="P60">nadie la usó? ¿De que se trató?___________________________<text:span text:style-name="T30">X</text:span></text:p>
      <text:p text:style-name="P61">f. ¿Usted utiliza una pantalla o una impresora, o ambas?___________________X</text:p>
      <text:p text:style-name="P60">g. ¿Qué tan rápido escribe en la computadora?___________________________<text:span text:style-name="T31">X</text:span></text:p>
      <text:p text:style-name="P45"><text:span text:style-name="T30">g.</text:span>¿Cuál es tu velocidad de escritura en teclado (palabras por minuto)?<text:span text:style-name="T30">_________________</text:span></text:p>
      <text:p text:style-name="P60">h. ¿Cuántas personas necesitan acceder a la base de datos regularmente en su sucursal?</text:p>
      <text:p text:style-name="P62">¿Hay alguien que actualmente no utilice la computadora y que le gustaría</text:p>
      <text:p text:style-name="P62">hacerlo?_________________________________________________<text:span text:style-name="T31">X</text:span></text:p>
      <text:p text:style-name="P45"><text:soft-page-break/>h. ¿Cuántas personas <text:span text:style-name="T30">acceden</text:span> a la base de datos <text:span text:style-name="T30">por día </text:span>en <text:span text:style-name="T30">tu</text:span> sucursal?<text:span text:style-name="T30">________________</text:span></text:p>
      <text:p text:style-name="P46">¿<text:span text:style-name="T31">Te parece que se debería tener formación en el uso de las computadoras</text:span>?-<text:span text:style-name="T31">___________________________________________________________________________________</text:span></text:p>
      <text:p text:style-name="P41"><text:span text:style-name="T4">___________________________________________________________________________________</text:span></text:p>
      <text:p text:style-name="P21">b) El cuestionario en mi opinión es demasiado informal con poco criterio respecto de lo que se pregunta y el espacio que se da para responder. Ademas la preguntas son tendenciosas, buscan eliminar el sentido de anonimato que deberían poseer los cuestionarios, ya que pregunta por sus compañeros. Usa lenguaje bastante inapropiado para algo que viene de la gerencia.</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l Nile" svg:font-family="'Al Nile'" style:font-pitch="variable"/>
    <style:font-face style:name="American Typewriter" svg:font-family="'American Typewriter'" style:font-family-generic="modern" style:font-pitch="variable"/>
    <style:font-face style:name="Arial Unicode MS" svg:font-family="'Arial Unicode MS'" style:font-family-generic="swiss"/>
    <style:font-face style:name="Arial Unicode MS1" svg:font-family="'Arial Unicode MS'" style:font-family-generic="system" style:font-pitch="variable"/>
    <style:font-face style:name="Google Sans Text" svg:font-family="'Google Sans Text', 'Google Sans',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rem" svg:font-family="rem, 'Google Sans Text', 'Googl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1T10:14:01.123945393</meta:creation-date>
    <dc:date>2025-08-25T14:51:27.939159366</dc:date>
    <meta:editing-duration>PT4H22M52S</meta:editing-duration>
    <meta:editing-cycles>12</meta:editing-cycles>
    <meta:generator>LibreOffice/7.4.2.3$MacOSX_AARCH64 LibreOffice_project/382eef1f22670f7f4118c8c2dd222ec7ad009daf</meta:generator>
    <meta:document-statistic meta:table-count="0" meta:image-count="0" meta:object-count="0" meta:page-count="10" meta:paragraph-count="192" meta:word-count="3317" meta:character-count="22663" meta:non-whitespace-character-count="19419"/>
  </office:meta>
</office:document-meta>
</file>